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2.798cm" fo:min-width="2.548cm" style:protect="size"/>
    </style:style>
    <style:style style:name="gr2" style:family="graphic" style:parent-style-name="standard">
      <style:graphic-properties draw:stroke="none" svg:stroke-color="#000000" draw:fill="none" draw:fill-color="#ffffff" fo:min-height="1.528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48cm" svg:height="3.048cm" svg:x="1.551cm" svg:y="2.0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draw:transform="rotate (0.785398163397448) translate (7.822cm 3.3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2.954cm" svg:height="1.778cm" svg:x="0.916cm" svg:y="5.861cm">
          <draw:text-box>
            <text:p><text:s text:c="2"/>Horizontal &amp; <text:s text:c="15"/>Diagonal Edges<text:line-break/>Vertical Edg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462cm" fo:page-height="13.4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7T05:22:28.139367691</meta:creation-date>
    <dc:date>2021-02-27T05:41:17.413735070</dc:date>
    <meta:editing-duration>PT8M38S</meta:editing-duration>
    <meta:editing-cycles>2</meta:editing-cycles>
    <meta:generator>LibreOffice/6.0.7.3$Linux_X86_64 LibreOffice_project/00m0$Build-3</meta:generator>
    <meta:document-statistic meta:object-count="3"/>
  </office:meta>
</office:document-meta>
</file>